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152cm" draw:fill="none" draw:textarea-vertical-align="middle"/>
    </style:style>
    <style:style style:name="gr4" style:family="graphic" style:parent-style-name="objectwithoutfill">
      <style:graphic-properties draw:marker-end="Arrow" draw:marker-end-width="0cm" draw:fill="none" draw:textarea-vertical-align="middle"/>
    </style:style>
    <style:style style:name="gr5" style:family="graphic" style:parent-style-name="standard">
      <style:graphic-properties svg:stroke-color="#000000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778cm"/>
    </style:style>
    <style:style style:name="gr7" style:family="graphic" style:parent-style-name="standard">
      <style:graphic-properties draw:stroke="none" svg:stroke-color="#000000" draw:fill="none" draw:fill-color="#ffffff" fo:min-height="2.134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10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897cm"/>
    </style:style>
    <style:style style:name="gr12" style:family="graphic" style:parent-style-name="standard">
      <style:graphic-properties draw:stroke="none" svg:stroke-color="#000000" draw:fill="none" draw:fill-color="#ffffff" fo:min-height="0.639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003cm" fo:min-width="1.659cm"/>
    </style:style>
    <style:style style:name="gr14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0.131cm" fo:min-width="3.818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1.151cm"/>
    </style:style>
    <style:style style:name="gr16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0.131cm" fo:min-width="1.659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04cm"/>
    </style:style>
    <style:style style:name="gr18" style:family="graphic" style:parent-style-name="objectwithoutfill">
      <style:graphic-properties draw:fill="none" draw:textarea-vertical-align="middle"/>
    </style:style>
    <style:style style:name="P1" style:family="paragraph">
      <style:text-properties fo:font-size="8pt" style:font-size-asian="18pt" style:font-size-complex="18pt"/>
    </style:style>
    <style:style style:name="P2" style:family="paragraph">
      <loext:graphic-properties draw:fill="none" draw:fill-color="#ffffff"/>
      <style:text-properties fo:font-size="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4pt" style:font-size-asian="24pt" style:font-size-complex="24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style:paragraph-properties fo:text-align="center"/>
      <style:text-properties fo:font-size="12pt"/>
    </style:style>
    <style:style style:name="P11" style:family="paragraph">
      <loext:graphic-properties draw:fill-color="#ffffff"/>
      <style:paragraph-properties fo:text-align="center"/>
      <style:text-properties fo:font-size="12pt" style:font-size-asian="8pt" style:font-size-complex="8pt"/>
    </style:style>
    <style:style style:name="T1" style:family="text">
      <style:text-properties fo:font-size="8pt" style:font-size-asian="18pt" style:font-size-complex="1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2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measurelines" svg:width="5.08cm" svg:height="1.397cm" svg:x="21.574cm" svg:y="21.574cm">
          <draw:text-box>
            <text:p text:style-name="P1"><text:span text:style-name="T1">R</text:span><text:span text:style-name="T1">e</text:span><text:span text:style-name="T1">s</text:span><text:span text:style-name="T1"> </text:span><text:span text:style-name="T1">b</text:span><text:span text:style-name="T1">l</text:span><text:span text:style-name="T1">o</text:span><text:span text:style-name="T1">c</text:span><text:span text:style-name="T1">k</text:span><text:span text:style-name="T1"> </text:span><text:span text:style-name="T1">f</text:span><text:span text:style-name="T1">o</text:span><text:span text:style-name="T1">ll</text:span><text:span text:style-name="T1">o</text:span><text:span text:style-name="T1">w</text:span><text:span text:style-name="T1">e</text:span><text:span text:style-name="T1">d</text:span><text:span text:style-name="T1"> </text:span><text:span text:style-name="T1">b</text:span><text:span text:style-name="T1">y</text:span><text:span text:style-name="T1"> </text:span><text:span text:style-name="T1">a</text:span><text:span text:style-name="T1"> </text:span><text:span text:style-name="T1">T</text:span><text:span text:style-name="T1">r</text:span><text:span text:style-name="T1">a</text:span><text:span text:style-name="T1">n</text:span><text:span text:style-name="T1">s</text:span><text:span text:style-name="T1">p</text:span><text:span text:style-name="T1">o</text:span><text:span text:style-name="T1">s</text:span><text:span text:style-name="T1">e</text:span><text:span text:style-name="T1"> </text:span><text:span text:style-name="T1">C</text:span><text:span text:style-name="T1">o</text:span><text:span text:style-name="T1">n</text:span><text:span text:style-name="T1">v</text:span><text:span text:style-name="T1"> </text:span><text:span text:style-name="T1">t</text:span><text:span text:style-name="T1">h</text:span><text:span text:style-name="T1">a</text:span><text:span text:style-name="T1">t </text:span><text:span text:style-name="T1">h</text:span><text:span text:style-name="T1">a</text:span><text:span text:style-name="T1">l</text:span><text:span text:style-name="T1">v</text:span><text:span text:style-name="T1">e</text:span><text:span text:style-name="T1">s</text:span><text:span text:style-name="T1"> </text:span><text:span text:style-name="T1">fi</text:span><text:span text:style-name="T1">lt</text:span><text:span text:style-name="T1">e</text:span><text:span text:style-name="T1">r </text:span><text:span text:style-name="T1">s</text:span><text:span text:style-name="T1">i</text:span><text:span text:style-name="T1">z</text:span><text:span text:style-name="T1">e</text:span><text:span text:style-name="T1"> </text:span></text:p>
          </draw:text-box>
        </draw:frame>
        <draw:custom-shape draw:style-name="gr2" draw:text-style-name="P4" xml:id="id1" draw:id="id1" draw:layer="layout" svg:width="1.397cm" svg:height="0.254cm" svg:x="2.905cm" svg:y="3.624cm">
          <text:p text:style-name="P3"><text:span text:style-name="T2">D-Res 3x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397cm" svg:height="0.254cm" svg:x="4.683cm" svg:y="4.005cm">
          <text:p text:style-name="P3"><text:span text:style-name="T2">2 Res 3x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1.397cm" svg:height="0.254cm" svg:x="4.683cm" svg:y="4.005cm">
          <text:p text:style-name="P3"><text:span text:style-name="T2">D</text:span><text:span text:style-name="T2">-</text:span><text:span text:style-name="T2">R</text:span><text:span text:style-name="T2">e</text:span><text:span text:style-name="T2">s</text:span><text:span text:style-name="T2"> </text:span><text:span text:style-name="T2">3</text:span><text:span text:style-name="T2">x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397cm" svg:height="0.254cm" svg:x="6.461cm" svg:y="4.386cm">
          <text:p text:style-name="P3"><text:span text:style-name="T2">D</text:span><text:span text:style-name="T2">-</text:span><text:span text:style-name="T2">R</text:span><text:span text:style-name="T2">e</text:span><text:span text:style-name="T2">s</text:span><text:span text:style-name="T2"> </text:span><text:span text:style-name="T2">3</text:span><text:span text:style-name="T2">x</text:span><text:span text:style-name="T2">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draw:line-skew="-0.373cm 0.248cm" svg:x1="4.302cm" svg:y1="3.751cm" svg:x2="4.683cm" svg:y2="4.132cm" draw:start-shape="id1" draw:start-glue-point="1" draw:end-shape="id2" draw:end-glue-point="3" svg:d="M4302 3751h127v381h254" svg:viewBox="0 0 382 382">
          <text:p/>
        </draw:connector>
        <draw:connector draw:style-name="gr3" draw:text-style-name="P5" xml:id="id7" draw:id="id7" draw:layer="layout" draw:type="lines" draw:line-skew="-0.373cm 0.248cm" svg:x1="6.08cm" svg:y1="4.132cm" svg:x2="6.461cm" svg:y2="4.513cm" svg:d="M6080 4132h127v381h254" svg:viewBox="0 0 382 382">
          <text:p/>
        </draw:connector>
        <draw:connector draw:style-name="gr3" draw:text-style-name="P5" xml:id="id9" draw:id="id9" draw:layer="layout" draw:type="lines" draw:line-skew="-0.373cm 0.248cm" svg:x1="7.858cm" svg:y1="4.513cm" svg:x2="8.239cm" svg:y2="4.894cm" svg:d="M7858 4513h127v381h254" svg:viewBox="0 0 382 382">
          <text:p/>
        </draw:connector>
        <draw:custom-shape draw:style-name="gr2" draw:text-style-name="P4" xml:id="id3" draw:id="id3" draw:layer="layout" svg:width="1.397cm" svg:height="0.254cm" svg:x="8.239cm" svg:y="4.767cm">
          <text:p text:style-name="P3"><text:span text:style-name="T2">D-Res </text:span><text:span text:style-name="T2">3x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397cm" svg:height="0.254cm" svg:x="10.017cm" svg:y="5.148cm">
          <text:p text:style-name="P3"><text:span text:style-name="T2">2</text:span><text:span text:style-name="T2"> </text:span><text:span text:style-name="T2">R</text:span><text:span text:style-name="T2">e</text:span><text:span text:style-name="T2">s</text:span><text:span text:style-name="T2"> </text:span><text:span text:style-name="T2">3</text:span><text:span text:style-name="T2">x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4" draw:id="id4" draw:layer="layout" svg:width="1.397cm" svg:height="0.254cm" svg:x="10.017cm" svg:y="5.148cm">
          <text:p text:style-name="P3"><text:span text:style-name="T2">D-Res 3x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397cm" svg:height="0.254cm" svg:x="11.795cm" svg:y="5.529cm">
          <text:p text:style-name="P3"><text:span text:style-name="T2">D</text:span><text:span text:style-name="T2">-</text:span><text:span text:style-name="T2">R</text:span><text:span text:style-name="T2">e</text:span><text:span text:style-name="T2">s</text:span><text:span text:style-name="T2"> </text:span><text:span text:style-name="T2">3</text:span><text:span text:style-name="T2">x</text:span><text:span text:style-name="T2">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draw:line-skew="-0.373cm 0.248cm" svg:x1="9.636cm" svg:y1="4.894cm" svg:x2="10.017cm" svg:y2="5.275cm" draw:start-shape="id3" draw:start-glue-point="1" draw:end-shape="id4" draw:end-glue-point="3" svg:d="M9636 4894h127v381h254" svg:viewBox="0 0 382 382">
          <text:p/>
        </draw:connector>
        <draw:connector draw:style-name="gr3" draw:text-style-name="P5" xml:id="id12" draw:id="id12" draw:layer="layout" draw:type="lines" draw:line-skew="-0.373cm 0.248cm" svg:x1="11.414cm" svg:y1="5.275cm" svg:x2="11.795cm" svg:y2="5.656cm" svg:d="M11414 5275h127v381h254" svg:viewBox="0 0 382 382">
          <text:p/>
        </draw:connector>
        <draw:connector draw:style-name="gr3" draw:text-style-name="P5" xml:id="id14" draw:id="id14" draw:layer="layout" draw:type="lines" draw:line-skew="-0.373cm 0.248cm" svg:x1="13.192cm" svg:y1="5.656cm" svg:x2="13.573cm" svg:y2="6.037cm" svg:d="M13192 5656h127v381h254" svg:viewBox="0 0 382 382">
          <text:p/>
        </draw:connector>
        <draw:custom-shape draw:style-name="gr2" draw:text-style-name="P4" draw:layer="layout" svg:width="1.397cm" svg:height="0.254cm" svg:x="13.573cm" svg:y="5.91cm">
          <text:p text:style-name="P3"><text:span text:style-name="T2">D-Res 3x3</text:span></text:p>
          <draw:enhanced-geometry svg:viewBox="0 0 21600 21600" draw:type="rectangle" draw:enhanced-path="M 0 0 L 21600 0 21600 21600 0 21600 0 0 Z N"/>
        </draw:custom-shape>
        <draw:connector draw:style-name="gr3" draw:text-style-name="P5" xml:id="id16" draw:id="id16" draw:layer="layout" draw:type="lines" draw:line-skew="-0.373cm 0.248cm" svg:x1="14.97cm" svg:y1="6.037cm" svg:x2="15.351cm" svg:y2="6.418cm" svg:d="M14970 6037h127v381h254" svg:viewBox="0 0 382 382">
          <text:p/>
        </draw:connector>
        <draw:custom-shape draw:style-name="gr2" draw:text-style-name="P4" xml:id="id5" draw:id="id5" draw:layer="layout" svg:width="1.397cm" svg:height="0.254cm" svg:x="15.351cm" svg:y="6.291cm">
          <text:p text:style-name="P3"><text:span text:style-name="T2">Res 3x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6" draw:id="id6" draw:layer="layout" svg:width="1.397cm" svg:height="0.254cm" svg:x="17.129cm" svg:y="5.91cm">
          <text:p text:style-name="P3"><text:span text:style-name="T2">U-Res 3x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draw:line-skew="-0.373cm 0.248cm" svg:x1="16.748cm" svg:y1="6.418cm" svg:x2="17.129cm" svg:y2="6.037cm" draw:start-shape="id5" draw:start-glue-point="1" draw:end-shape="id6" draw:end-glue-point="3" svg:d="M16748 6418h127v-381h254" svg:viewBox="0 0 382 382">
          <text:p/>
        </draw:connector>
        <draw:connector draw:style-name="gr3" draw:text-style-name="P5" draw:layer="layout" draw:type="lines" draw:line-skew="-0.373cm 0.248cm" svg:x1="18.526cm" svg:y1="6.037cm" svg:x2="18.907cm" svg:y2="5.656cm" svg:d="M18526 6037h127v-381h254" svg:viewBox="0 0 382 382">
          <text:p/>
        </draw:connector>
        <draw:custom-shape draw:style-name="gr2" draw:text-style-name="P4" xml:id="id15" draw:id="id15" draw:layer="layout" svg:width="1.397cm" svg:height="0.254cm" svg:x="18.907cm" svg:y="5.529cm">
          <text:p text:style-name="P3"><text:span text:style-name="T2">U-Res 3x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draw:line-skew="-0.373cm 0.248cm" svg:x1="20.304cm" svg:y1="5.656cm" svg:x2="20.685cm" svg:y2="5.275cm" svg:d="M20304 5656h127v-381h254" svg:viewBox="0 0 382 382">
          <text:p/>
        </draw:connector>
        <draw:custom-shape draw:style-name="gr2" draw:text-style-name="P4" xml:id="id13" draw:id="id13" draw:layer="layout" svg:width="1.397cm" svg:height="0.254cm" svg:x="20.685cm" svg:y="5.148cm">
          <text:p text:style-name="P3"><text:span text:style-name="T2">U-Res 3x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draw:line-skew="-0.373cm 0.248cm" svg:x1="22.082cm" svg:y1="5.275cm" svg:x2="22.463cm" svg:y2="4.894cm" svg:d="M22082 5275h127v-381h254" svg:viewBox="0 0 382 382">
          <text:p/>
        </draw:connector>
        <draw:custom-shape draw:style-name="gr2" draw:text-style-name="P4" xml:id="id11" draw:id="id11" draw:layer="layout" svg:width="1.397cm" svg:height="0.254cm" svg:x="22.463cm" svg:y="4.767cm">
          <text:p text:style-name="P3"><text:span text:style-name="T2">U-Res 3x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draw:line-skew="-0.373cm 0.248cm" svg:x1="23.86cm" svg:y1="4.894cm" svg:x2="24.241cm" svg:y2="4.513cm" svg:d="M23860 4894h127v-381h254" svg:viewBox="0 0 382 382">
          <text:p/>
        </draw:connector>
        <draw:custom-shape draw:style-name="gr2" draw:text-style-name="P4" xml:id="id10" draw:id="id10" draw:layer="layout" svg:width="1.397cm" svg:height="0.254cm" svg:x="24.241cm" svg:y="4.386cm">
          <text:p text:style-name="P3"><text:span text:style-name="T2">U-Res 3x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draw:line-skew="-0.373cm 0.248cm" svg:x1="25.638cm" svg:y1="4.513cm" svg:x2="26.019cm" svg:y2="4.132cm" svg:d="M25638 4513h127v-381h254" svg:viewBox="0 0 382 382">
          <text:p/>
        </draw:connector>
        <draw:custom-shape draw:style-name="gr2" draw:text-style-name="P4" xml:id="id8" draw:id="id8" draw:layer="layout" svg:width="1.397cm" svg:height="0.254cm" svg:x="26.019cm" svg:y="4.005cm">
          <text:p text:style-name="P3"><text:span text:style-name="T2">U-Res 3x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draw:line-skew="-0.373cm 0.248cm" svg:x1="27.416cm" svg:y1="4.132cm" svg:x2="27.797cm" svg:y2="3.751cm" svg:d="M27416 4132h127v-381h254" svg:viewBox="0 0 382 382">
          <text:p/>
        </draw:connector>
        <draw:custom-shape draw:style-name="gr2" draw:text-style-name="P4" xml:id="id17" draw:id="id17" draw:layer="layout" svg:width="1.397cm" svg:height="0.254cm" svg:x="27.797cm" svg:y="3.624cm">
          <text:p text:style-name="P3"><text:span text:style-name="T2">U-Res 3x3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4.302cm" svg:y1="3.751cm" svg:x2="27.797cm" svg:y2="3.751cm">
          <text:p/>
        </draw:line>
        <draw:connector draw:style-name="gr5" draw:text-style-name="P3" draw:layer="layout" draw:line-skew="0.501cm" svg:x1="6.08cm" svg:y1="4.132cm" svg:x2="26.019cm" svg:y2="4.132cm" draw:start-shape="id7" draw:start-glue-point="2" draw:end-shape="id8" draw:end-glue-point="3" svg:d="M6080 4132h10159 9780" svg:viewBox="0 0 19940 1">
          <text:p/>
        </draw:connector>
        <draw:connector draw:style-name="gr5" draw:text-style-name="P3" draw:layer="layout" draw:line-skew="0.501cm" svg:x1="7.858cm" svg:y1="4.513cm" svg:x2="24.241cm" svg:y2="4.513cm" draw:start-shape="id9" draw:start-glue-point="2" draw:end-shape="id10" draw:end-glue-point="3" svg:d="M7858 4513h8381 8002" svg:viewBox="0 0 16384 1">
          <text:p/>
        </draw:connector>
        <draw:connector draw:style-name="gr5" draw:text-style-name="P3" draw:layer="layout" svg:x1="9.636cm" svg:y1="4.894cm" svg:x2="22.463cm" svg:y2="4.894cm" draw:start-shape="id3" draw:start-glue-point="1" draw:end-shape="id11" draw:end-glue-point="3" svg:d="M9636 4894h12827" svg:viewBox="0 0 12828 1">
          <text:p/>
        </draw:connector>
        <draw:connector draw:style-name="gr5" draw:text-style-name="P3" draw:layer="layout" draw:line-skew="0.501cm" svg:x1="11.414cm" svg:y1="5.275cm" svg:x2="20.685cm" svg:y2="5.275cm" draw:start-shape="id12" draw:start-glue-point="2" draw:end-shape="id13" draw:end-glue-point="3" svg:d="M11414 5275h4825 4446" svg:viewBox="0 0 9272 1">
          <text:p/>
        </draw:connector>
        <draw:connector draw:style-name="gr5" draw:text-style-name="P3" draw:layer="layout" draw:line-skew="0.501cm" svg:x1="13.192cm" svg:y1="5.656cm" svg:x2="18.907cm" svg:y2="5.656cm" draw:start-shape="id14" draw:start-glue-point="2" draw:end-shape="id15" draw:end-glue-point="3" svg:d="M13192 5656h3047 2668" svg:viewBox="0 0 5716 1">
          <text:p/>
        </draw:connector>
        <draw:connector draw:style-name="gr5" draw:text-style-name="P3" draw:layer="layout" draw:line-skew="0.501cm" svg:x1="14.97cm" svg:y1="6.037cm" svg:x2="17.129cm" svg:y2="6.037cm" draw:start-shape="id16" draw:start-glue-point="2" draw:end-shape="id6" draw:end-glue-point="3" svg:d="M14970 6037h1269 890" svg:viewBox="0 0 2160 1">
          <text:p/>
        </draw:connector>
        <draw:custom-shape draw:style-name="gr2" draw:text-style-name="P4" xml:id="id18" draw:id="id18" draw:layer="layout" svg:width="1.397cm" svg:height="0.254cm" svg:x="29.575cm" svg:y="3.624cm">
          <text:p text:style-name="P3"><text:span text:style-name="T2">Conv 3x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29.194cm" svg:y1="3.751cm" svg:x2="29.575cm" svg:y2="3.751cm" draw:start-shape="id17" draw:start-glue-point="1" draw:end-shape="id18" draw:end-glue-point="3" svg:d="M29194 3751h381" svg:viewBox="0 0 382 1">
          <text:p/>
        </draw:connector>
        <draw:frame draw:style-name="gr6" draw:text-style-name="P6" draw:layer="layout" svg:width="11.557cm" svg:height="2.028cm" svg:x="11.668cm" svg:y="0.877cm">
          <draw:text-box>
            <text:p><text:span text:style-name="T3">Net</text:span><text:span text:style-name="T3">wor</text:span><text:span text:style-name="T3">k </text:span><text:span text:style-name="T3">Arc</text:span><text:span text:style-name="T3">hite</text:span><text:span text:style-name="T3">ctu</text:span><text:span text:style-name="T3">res</text:span></text:p>
          </draw:text-box>
        </draw:frame>
        <draw:frame draw:style-name="gr7" draw:text-style-name="P7" draw:layer="layout" svg:width="10.541cm" svg:height="2.384cm" svg:x="11.668cm" svg:y="2.397cm">
          <draw:text-box>
            <text:p>2D Flow Prediction Network</text:p>
          </draw:text-box>
        </draw:frame>
        <draw:custom-shape draw:style-name="gr2" draw:text-style-name="P4" xml:id="id19" draw:id="id19" draw:layer="layout" svg:width="1.651cm" svg:height="0.254cm" svg:x="5.191cm" svg:y="8.366cm">
          <text:p text:style-name="P3"><text:span text:style-name="T2">D-Res 3x3x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397cm" svg:height="0.254cm" svg:x="7.223cm" svg:y="8.747cm">
          <text:p text:style-name="P3"><text:span text:style-name="T2">2 Res 3x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0" draw:id="id20" draw:layer="layout" svg:width="1.651cm" svg:height="0.254cm" svg:x="7.223cm" svg:y="8.747cm">
          <text:p text:style-name="P3"><text:span text:style-name="T2">D-Res 3x3x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9" draw:id="id29" draw:layer="layout" svg:width="1.651cm" svg:height="0.254cm" svg:x="9.255cm" svg:y="9.128cm">
          <text:p text:style-name="P3"><text:span text:style-name="T2">D-Res 3x3x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draw:line-skew="-0.373cm 0.248cm" svg:x1="6.842cm" svg:y1="8.493cm" svg:x2="7.223cm" svg:y2="8.874cm" draw:start-shape="id19" draw:start-glue-point="1" draw:end-shape="id20" draw:end-glue-point="3" svg:d="M6842 8493h127v381h254" svg:viewBox="0 0 382 382">
          <text:p/>
        </draw:connector>
        <draw:connector draw:style-name="gr3" draw:text-style-name="P5" xml:id="id27" draw:id="id27" draw:layer="layout" draw:type="lines" draw:line-skew="-0.373cm 0.248cm" svg:x1="8.874cm" svg:y1="8.874cm" svg:x2="9.255cm" svg:y2="9.255cm" svg:d="M8874 8874h127v381h254" svg:viewBox="0 0 382 382">
          <text:p/>
        </draw:connector>
        <draw:connector draw:style-name="gr3" draw:text-style-name="P5" draw:layer="layout" draw:type="lines" draw:line-skew="-0.373cm 0.248cm" svg:x1="10.906cm" svg:y1="9.255cm" svg:x2="11.287cm" svg:y2="9.636cm" svg:d="M10906 9255h127v381h254" svg:viewBox="0 0 382 382">
          <text:p/>
        </draw:connector>
        <draw:custom-shape draw:style-name="gr2" draw:text-style-name="P4" xml:id="id21" draw:id="id21" draw:layer="layout" svg:width="1.651cm" svg:height="0.254cm" svg:x="11.287cm" svg:y="9.509cm">
          <text:p text:style-name="P3"><text:span text:style-name="T2">D-Res 3x3x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2" draw:id="id22" draw:layer="layout" svg:width="1.651cm" svg:height="0.254cm" svg:x="13.319cm" svg:y="9.89cm">
          <text:p text:style-name="P3"><text:span text:style-name="T2">D-Res 3x3x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651cm" svg:height="0.254cm" svg:x="15.351cm" svg:y="10.271cm">
          <text:p text:style-name="P3"><text:span text:style-name="T2">Res 3x3x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draw:line-skew="-0.373cm 0.248cm" svg:x1="12.938cm" svg:y1="9.636cm" svg:x2="13.319cm" svg:y2="10.017cm" draw:start-shape="id21" draw:start-glue-point="1" draw:end-shape="id22" draw:end-glue-point="3" svg:d="M12938 9636h127v381h254" svg:viewBox="0 0 382 382">
          <text:p/>
        </draw:connector>
        <draw:connector draw:style-name="gr3" draw:text-style-name="P5" draw:layer="layout" draw:type="lines" draw:line-skew="-0.373cm 0.248cm" svg:x1="14.97cm" svg:y1="10.017cm" svg:x2="15.351cm" svg:y2="10.398cm" svg:d="M14970 10017h127v381h254" svg:viewBox="0 0 382 382">
          <text:p/>
        </draw:connector>
        <draw:connector draw:style-name="gr3" draw:text-style-name="P5" draw:layer="layout" draw:type="lines" draw:line-skew="-0.373cm 0.248cm" svg:x1="17.002cm" svg:y1="10.398cm" svg:x2="17.383cm" svg:y2="10.017cm" svg:d="M17002 10398h127v-381h254" svg:viewBox="0 0 382 382">
          <text:p/>
        </draw:connector>
        <draw:custom-shape draw:style-name="gr2" draw:text-style-name="P4" xml:id="id32" draw:id="id32" draw:layer="layout" svg:width="1.651cm" svg:height="0.254cm" svg:x="17.383cm" svg:y="9.89cm">
          <text:p text:style-name="P3"><text:span text:style-name="T2">U-Res 3x3x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draw:line-skew="-0.373cm 0.248cm" svg:x1="19.034cm" svg:y1="10.017cm" svg:x2="19.415cm" svg:y2="9.636cm" svg:d="M19034 10017h127v-381h254" svg:viewBox="0 0 382 382">
          <text:p/>
        </draw:connector>
        <draw:custom-shape draw:style-name="gr2" draw:text-style-name="P4" xml:id="id31" draw:id="id31" draw:layer="layout" svg:width="1.651cm" svg:height="0.254cm" svg:x="19.415cm" svg:y="9.509cm">
          <text:p text:style-name="P3"><text:span text:style-name="T2">U-Res 3x3x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draw:line-skew="-0.373cm 0.248cm" svg:x1="21.066cm" svg:y1="9.636cm" svg:x2="21.447cm" svg:y2="9.255cm" svg:d="M21066 9636h127v-381h254" svg:viewBox="0 0 382 382">
          <text:p/>
        </draw:connector>
        <draw:custom-shape draw:style-name="gr2" draw:text-style-name="P4" xml:id="id30" draw:id="id30" draw:layer="layout" svg:width="1.651cm" svg:height="0.254cm" svg:x="21.447cm" svg:y="9.128cm">
          <text:p text:style-name="P3"><text:span text:style-name="T2">U-Res 3x3x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draw:line-skew="-0.373cm 0.248cm" svg:x1="23.098cm" svg:y1="9.255cm" svg:x2="23.479cm" svg:y2="8.874cm" svg:d="M23098 9255h127v-381h254" svg:viewBox="0 0 382 382">
          <text:p/>
        </draw:connector>
        <draw:custom-shape draw:style-name="gr2" draw:text-style-name="P4" xml:id="id28" draw:id="id28" draw:layer="layout" svg:width="1.651cm" svg:height="0.254cm" svg:x="23.479cm" svg:y="8.747cm">
          <text:p text:style-name="P3"><text:span text:style-name="T2">U-Res 3x3x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draw:line-skew="-0.373cm 0.248cm" svg:x1="25.13cm" svg:y1="8.874cm" svg:x2="25.511cm" svg:y2="8.493cm" svg:d="M25130 8874h127v-381h254" svg:viewBox="0 0 382 382">
          <text:p/>
        </draw:connector>
        <draw:custom-shape draw:style-name="gr2" draw:text-style-name="P4" xml:id="id23" draw:id="id23" draw:layer="layout" svg:width="1.651cm" svg:height="0.254cm" svg:x="25.511cm" svg:y="8.366cm">
          <text:p text:style-name="P3"><text:span text:style-name="T2">U-Res 3x3x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4" draw:id="id24" draw:layer="layout" svg:width="1.651cm" svg:height="0.254cm" svg:x="27.543cm" svg:y="8.366cm">
          <text:p text:style-name="P3"><text:span text:style-name="T2">Conv 3x3x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27.162cm" svg:y1="8.493cm" svg:x2="27.543cm" svg:y2="8.493cm" draw:start-shape="id23" draw:start-glue-point="1" draw:end-shape="id24" draw:end-glue-point="3" svg:d="M27162 8493h381" svg:viewBox="0 0 382 1">
          <text:p/>
        </draw:connector>
        <draw:custom-shape draw:style-name="gr2" draw:text-style-name="P4" draw:layer="layout" svg:width="1.397cm" svg:height="0.254cm" svg:x="0.873cm" svg:y="3.624cm">
          <text:p text:style-name="P3"><text:span text:style-name="T2">Boundary</text:span></text:p>
          <draw:enhanced-geometry svg:viewBox="0 0 21600 21600" draw:type="rectangle" draw:enhanced-path="M 0 0 L 21600 0 21600 21600 0 21600 0 0 Z N"/>
        </draw:custom-shape>
        <draw:line draw:style-name="gr3" draw:text-style-name="P5" xml:id="id25" draw:id="id25" draw:layer="layout" svg:x1="2.27cm" svg:y1="3.751cm" svg:x2="2.905cm" svg:y2="3.751cm">
          <text:p/>
        </draw:line>
        <draw:connector draw:style-name="gr3" draw:text-style-name="P5" draw:layer="layout" draw:line-skew="0.254cm" svg:x1="2.587cm" svg:y1="3.751cm" svg:x2="31.607cm" svg:y2="3.497cm" draw:start-shape="id25" draw:start-glue-point="0" draw:end-shape="id26" draw:end-glue-point="4" svg:d="M2587 3751v-501h29020v247" svg:viewBox="0 0 29021 502">
          <text:p/>
        </draw:connector>
        <draw:custom-shape draw:style-name="gr8" draw:text-style-name="P8" xml:id="id26" draw:id="id26" draw:layer="layout" svg:width="0.508cm" svg:height="0.508cm" svg:x="31.353cm" svg:y="3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254cm" svg:height="0.254cm" svg:x="31.48cm" svg:y="3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svg:x1="30.972cm" svg:y1="3.751cm" svg:x2="31.353cm" svg:y2="3.751cm" svg:d="M30972 3751h381" svg:viewBox="0 0 382 1">
          <text:p/>
        </draw:connector>
        <draw:line draw:style-name="gr3" draw:text-style-name="P5" draw:layer="layout" svg:x1="31.861cm" svg:y1="3.751cm" svg:x2="32.242cm" svg:y2="3.751cm">
          <text:p/>
        </draw:line>
        <draw:custom-shape draw:style-name="gr2" draw:text-style-name="P4" draw:layer="layout" svg:width="1.397cm" svg:height="0.254cm" svg:x="32.242cm" svg:y="3.624cm">
          <text:p text:style-name="P3"><text:span text:style-name="T2">Flow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318cm" svg:height="0.381cm" svg:x="29.448cm" svg:y="4.259cm">
          <text:p text:style-name="P3"><text:span text:style-name="T2">Set Flow to zero on boundary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6.842cm" svg:y1="8.493cm" svg:x2="25.511cm" svg:y2="8.493cm" draw:start-shape="id19" draw:start-glue-point="1" draw:end-shape="id23" draw:end-glue-point="3" svg:d="M6842 8493h18669" svg:viewBox="0 0 18670 1">
          <text:p/>
        </draw:connector>
        <draw:connector draw:style-name="gr3" draw:text-style-name="P5" draw:layer="layout" draw:type="line" svg:x1="8.874cm" svg:y1="8.874cm" svg:x2="23.479cm" svg:y2="8.874cm" draw:start-shape="id27" draw:start-glue-point="2" draw:end-shape="id28" draw:end-glue-point="3" svg:d="M8874 8874h14605" svg:viewBox="0 0 14606 1">
          <text:p/>
        </draw:connector>
        <draw:connector draw:style-name="gr3" draw:text-style-name="P5" draw:layer="layout" draw:type="line" svg:x1="10.906cm" svg:y1="9.255cm" svg:x2="21.447cm" svg:y2="9.255cm" draw:start-shape="id29" draw:end-shape="id30" draw:end-glue-point="3" svg:d="M10906 9255h10541" svg:viewBox="0 0 10542 1">
          <text:p/>
        </draw:connector>
        <draw:connector draw:style-name="gr3" draw:text-style-name="P5" draw:layer="layout" draw:type="line" svg:x1="12.938cm" svg:y1="9.636cm" svg:x2="19.415cm" svg:y2="9.636cm" draw:start-shape="id21" draw:start-glue-point="1" draw:end-shape="id31" draw:end-glue-point="3" svg:d="M12938 9636h6477" svg:viewBox="0 0 6478 1">
          <text:p/>
        </draw:connector>
        <draw:connector draw:style-name="gr3" draw:text-style-name="P5" draw:layer="layout" draw:type="line" svg:x1="14.97cm" svg:y1="10.017cm" svg:x2="17.383cm" svg:y2="10.017cm" draw:start-shape="id22" draw:end-shape="id32" draw:end-glue-point="3" svg:d="M14970 10017h2413" svg:viewBox="0 0 2414 1">
          <text:p/>
        </draw:connector>
        <draw:custom-shape draw:style-name="gr8" draw:text-style-name="P8" xml:id="id34" draw:id="id34" draw:layer="layout" svg:width="0.508cm" svg:height="0.508cm" svg:x="29.575cm" svg:y="8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254cm" svg:height="0.254cm" svg:x="29.702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svg:x1="29.194cm" svg:y1="8.493cm" svg:x2="29.575cm" svg:y2="8.493cm" svg:d="M29194 8493h381" svg:viewBox="0 0 382 1">
          <text:p/>
        </draw:connector>
        <draw:line draw:style-name="gr3" draw:text-style-name="P5" draw:layer="layout" svg:x1="30.083cm" svg:y1="8.493cm" svg:x2="30.464cm" svg:y2="8.493cm">
          <text:p/>
        </draw:line>
        <draw:custom-shape draw:style-name="gr2" draw:text-style-name="P4" draw:layer="layout" svg:width="1.397cm" svg:height="0.254cm" svg:x="30.464cm" svg:y="8.366cm">
          <text:p text:style-name="P3"><text:span text:style-name="T2">Flow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318cm" svg:height="0.381cm" svg:x="27.67cm" svg:y="9.001cm">
          <text:p text:style-name="P3"><text:span text:style-name="T2">Set Flow to zero on boundary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1.049cm" svg:height="2.384cm" svg:x="11.795cm" svg:y="7.125cm">
          <draw:text-box>
            <text:p>3D Flow Prediction Network</text:p>
          </draw:text-box>
        </draw:frame>
        <draw:custom-shape draw:style-name="gr2" draw:text-style-name="P4" draw:layer="layout" svg:width="1.397cm" svg:height="0.254cm" svg:x="3.159cm" svg:y="8.359cm">
          <text:p text:style-name="P3"><text:span text:style-name="T2">Boundary</text:span></text:p>
          <draw:enhanced-geometry svg:viewBox="0 0 21600 21600" draw:type="rectangle" draw:enhanced-path="M 0 0 L 21600 0 21600 21600 0 21600 0 0 Z N"/>
        </draw:custom-shape>
        <draw:line draw:style-name="gr3" draw:text-style-name="P5" xml:id="id33" draw:id="id33" draw:layer="layout" svg:x1="4.556cm" svg:y1="8.486cm" svg:x2="5.191cm" svg:y2="8.486cm">
          <text:p/>
        </draw:line>
        <draw:connector draw:style-name="gr3" draw:text-style-name="P5" draw:layer="layout" draw:line-skew="0.24cm" svg:x1="4.873cm" svg:y1="8.486cm" svg:x2="29.829cm" svg:y2="8.239cm" draw:start-shape="id33" draw:start-glue-point="0" draw:end-shape="id34" draw:end-glue-point="4" svg:d="M4873 8486v-508h24956v261" svg:viewBox="0 0 24957 509">
          <text:p/>
        </draw:connector>
        <draw:frame draw:style-name="gr7" draw:text-style-name="P7" draw:layer="layout" svg:width="9.144cm" svg:height="2.384cm" svg:x="12.684cm" svg:y="10.906cm">
          <draw:text-box>
            <text:p>Heat Prediction Network</text:p>
          </draw:text-box>
        </draw:frame>
        <draw:custom-shape draw:style-name="gr11" draw:text-style-name="P4" xml:id="id35" draw:id="id35" draw:layer="layout" svg:width="1.397cm" svg:height="0.254cm" svg:x="6.461cm" svg:y="11.639cm">
          <text:p text:style-name="P3"><text:span text:style-name="T2">D-Res 3x3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397cm" svg:height="0.254cm" svg:x="8.239cm" svg:y="12.02cm">
          <text:p text:style-name="P3"><text:span text:style-name="T2">2 Res 3x3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xml:id="id36" draw:id="id36" draw:layer="layout" svg:width="1.397cm" svg:height="0.254cm" svg:x="8.239cm" svg:y="12.02cm">
          <text:p text:style-name="P3"><text:span text:style-name="T2">D-Res 3x3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397cm" svg:height="0.254cm" svg:x="10.017cm" svg:y="12.401cm">
          <text:p text:style-name="P3"><text:span text:style-name="T2">D-Res 3x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draw:line-skew="-0.373cm 0.248cm" svg:x1="7.858cm" svg:y1="11.766cm" svg:x2="8.239cm" svg:y2="12.147cm" draw:start-shape="id35" draw:start-glue-point="1" draw:end-shape="id36" draw:end-glue-point="3" svg:d="M7858 11766h127v381h254" svg:viewBox="0 0 382 382">
          <text:p/>
        </draw:connector>
        <draw:connector draw:style-name="gr3" draw:text-style-name="P5" xml:id="id39" draw:id="id39" draw:layer="layout" draw:type="lines" draw:line-skew="-0.373cm 0.248cm" svg:x1="9.636cm" svg:y1="12.147cm" svg:x2="10.017cm" svg:y2="12.528cm" svg:d="M9636 12147h127v381h254" svg:viewBox="0 0 382 382">
          <text:p/>
        </draw:connector>
        <draw:connector draw:style-name="gr3" draw:text-style-name="P5" xml:id="id41" draw:id="id41" draw:layer="layout" draw:type="lines" draw:line-skew="-0.373cm 0.248cm" svg:x1="11.414cm" svg:y1="12.528cm" svg:x2="11.795cm" svg:y2="12.909cm" svg:d="M11414 12528h127v381h254" svg:viewBox="0 0 382 382">
          <text:p/>
        </draw:connector>
        <draw:custom-shape draw:style-name="gr11" draw:text-style-name="P4" xml:id="id37" draw:id="id37" draw:layer="layout" svg:width="1.397cm" svg:height="0.254cm" svg:x="11.795cm" svg:y="12.782cm">
          <text:p text:style-name="P3"><text:span text:style-name="T2">D-Res 3x3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397cm" svg:height="0.254cm" svg:x="13.573cm" svg:y="13.163cm">
          <text:p text:style-name="P3"><text:span text:style-name="T2">2 Res 3x3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xml:id="id38" draw:id="id38" draw:layer="layout" svg:width="1.397cm" svg:height="0.254cm" svg:x="13.573cm" svg:y="13.163cm">
          <text:p text:style-name="P3"><text:span text:style-name="T2">D-Res 3x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draw:line-skew="-0.373cm 0.248cm" svg:x1="13.192cm" svg:y1="12.909cm" svg:x2="13.573cm" svg:y2="13.29cm" draw:start-shape="id37" draw:start-glue-point="1" draw:end-shape="id38" draw:end-glue-point="3" svg:d="M13192 12909h127v381h254" svg:viewBox="0 0 382 382">
          <text:p/>
        </draw:connector>
        <draw:connector draw:style-name="gr3" draw:text-style-name="P5" xml:id="id44" draw:id="id44" draw:layer="layout" draw:type="lines" draw:line-skew="-0.373cm 0.248cm" svg:x1="14.97cm" svg:y1="13.29cm" svg:x2="15.351cm" svg:y2="13.671cm" svg:d="M14970 13290h127v381h254" svg:viewBox="0 0 382 382">
          <text:p/>
        </draw:connector>
        <draw:custom-shape draw:style-name="gr11" draw:text-style-name="P4" draw:layer="layout" svg:width="1.397cm" svg:height="0.254cm" svg:x="15.351cm" svg:y="13.551cm">
          <text:p text:style-name="P3"><text:span text:style-name="T2">Res 3x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draw:line-skew="-0.373cm 0.248cm" svg:x1="16.748cm" svg:y1="13.678cm" svg:x2="17.129cm" svg:y2="13.297cm" svg:d="M16748 13678h127v-381h254" svg:viewBox="0 0 382 382">
          <text:p/>
        </draw:connector>
        <draw:custom-shape draw:style-name="gr11" draw:text-style-name="P4" xml:id="id45" draw:id="id45" draw:layer="layout" svg:width="1.397cm" svg:height="0.254cm" svg:x="17.129cm" svg:y="13.17cm">
          <text:p text:style-name="P3"><text:span text:style-name="T2">U-Res 3x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draw:line-skew="-0.373cm 0.248cm" svg:x1="18.526cm" svg:y1="13.297cm" svg:x2="18.907cm" svg:y2="12.916cm" svg:d="M18526 13297h127v-381h254" svg:viewBox="0 0 382 382">
          <text:p/>
        </draw:connector>
        <draw:custom-shape draw:style-name="gr11" draw:text-style-name="P4" xml:id="id43" draw:id="id43" draw:layer="layout" svg:width="1.397cm" svg:height="0.254cm" svg:x="18.907cm" svg:y="12.789cm">
          <text:p text:style-name="P3"><text:span text:style-name="T2">U-Res 3x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draw:line-skew="-0.373cm 0.248cm" svg:x1="20.304cm" svg:y1="12.916cm" svg:x2="20.685cm" svg:y2="12.535cm" svg:d="M20304 12916h127v-381h254" svg:viewBox="0 0 382 382">
          <text:p/>
        </draw:connector>
        <draw:custom-shape draw:style-name="gr11" draw:text-style-name="P4" xml:id="id42" draw:id="id42" draw:layer="layout" svg:width="1.397cm" svg:height="0.254cm" svg:x="20.685cm" svg:y="12.408cm">
          <text:p text:style-name="P3"><text:span text:style-name="T2">U-Res 3x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draw:line-skew="-0.373cm 0.248cm" svg:x1="22.082cm" svg:y1="12.535cm" svg:x2="22.463cm" svg:y2="12.154cm" svg:d="M22082 12535h127v-381h254" svg:viewBox="0 0 382 382">
          <text:p/>
        </draw:connector>
        <draw:custom-shape draw:style-name="gr11" draw:text-style-name="P4" xml:id="id40" draw:id="id40" draw:layer="layout" svg:width="1.397cm" svg:height="0.254cm" svg:x="22.463cm" svg:y="12.027cm">
          <text:p text:style-name="P3"><text:span text:style-name="T2">U-Res 3x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draw:line-skew="-0.373cm 0.248cm" svg:x1="23.86cm" svg:y1="12.154cm" svg:x2="24.241cm" svg:y2="11.773cm" svg:d="M23860 12154h127v-381h254" svg:viewBox="0 0 382 382">
          <text:p/>
        </draw:connector>
        <draw:custom-shape draw:style-name="gr11" draw:text-style-name="P4" xml:id="id46" draw:id="id46" draw:layer="layout" svg:width="1.397cm" svg:height="0.254cm" svg:x="24.241cm" svg:y="11.646cm">
          <text:p text:style-name="P3"><text:span text:style-name="T2">U-Res 3x3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line-skew="0.501cm" svg:x1="9.636cm" svg:y1="12.147cm" svg:x2="22.463cm" svg:y2="12.154cm" draw:start-shape="id39" draw:start-glue-point="2" draw:end-shape="id40" draw:end-glue-point="3" svg:d="M9636 12147h6603v7h6224" svg:viewBox="0 0 12828 8">
          <text:p/>
        </draw:connector>
        <draw:connector draw:style-name="gr5" draw:text-style-name="P3" draw:layer="layout" draw:line-skew="0.501cm" svg:x1="11.414cm" svg:y1="12.528cm" svg:x2="20.685cm" svg:y2="12.535cm" draw:start-shape="id41" draw:start-glue-point="2" draw:end-shape="id42" draw:end-glue-point="3" svg:d="M11414 12528h4825v7h4446" svg:viewBox="0 0 9272 8">
          <text:p/>
        </draw:connector>
        <draw:connector draw:style-name="gr5" draw:text-style-name="P3" draw:layer="layout" svg:x1="13.192cm" svg:y1="12.909cm" svg:x2="18.907cm" svg:y2="12.916cm" draw:start-shape="id37" draw:start-glue-point="1" draw:end-shape="id43" draw:end-glue-point="3" svg:d="M13192 12909h2857v7h2858" svg:viewBox="0 0 5716 8">
          <text:p/>
        </draw:connector>
        <draw:connector draw:style-name="gr5" draw:text-style-name="P3" draw:layer="layout" draw:line-skew="0.501cm" svg:x1="14.97cm" svg:y1="13.29cm" svg:x2="17.129cm" svg:y2="13.297cm" draw:start-shape="id44" draw:start-glue-point="2" draw:end-shape="id45" draw:end-glue-point="3" svg:d="M14970 13290h1269v7h890" svg:viewBox="0 0 2160 8">
          <text:p/>
        </draw:connector>
        <draw:custom-shape draw:style-name="gr11" draw:text-style-name="P4" xml:id="id47" draw:id="id47" draw:layer="layout" svg:width="1.397cm" svg:height="0.254cm" svg:x="26.019cm" svg:y="11.646cm">
          <text:p text:style-name="P3"><text:span text:style-name="T2">Conv 3x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25.638cm" svg:y1="11.773cm" svg:x2="26.019cm" svg:y2="11.773cm" draw:start-shape="id46" draw:start-glue-point="1" draw:end-shape="id47" draw:end-glue-point="3" svg:d="M25638 11773h381" svg:viewBox="0 0 382 1">
          <text:p/>
        </draw:connector>
        <draw:custom-shape draw:style-name="gr11" draw:text-style-name="P4" draw:layer="layout" svg:width="1.397cm" svg:height="0.254cm" svg:x="4.429cm" svg:y="11.639cm">
          <text:p text:style-name="P3"><text:span text:style-name="T2">Boundary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5.826cm" svg:y1="11.766cm" svg:x2="6.461cm" svg:y2="11.766cm">
          <text:p/>
        </draw:line>
        <draw:connector draw:style-name="gr3" draw:text-style-name="P5" draw:layer="layout" svg:x1="27.416cm" svg:y1="11.773cm" svg:x2="27.797cm" svg:y2="11.773cm" svg:d="M27416 11773h381" svg:viewBox="0 0 382 1">
          <text:p/>
        </draw:connector>
        <draw:custom-shape draw:style-name="gr11" draw:text-style-name="P4" draw:layer="layout" svg:width="1.397cm" svg:height="0.254cm" svg:x="27.74cm" svg:y="11.653cm">
          <text:p text:style-name="P3"><text:span text:style-name="T2">Heat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7.928cm" svg:y1="11.773cm" svg:x2="24.241cm" svg:y2="11.773cm" draw:end-shape="id46" draw:end-glue-point="3" svg:d="M7928 11773h16313" svg:viewBox="0 0 16314 1">
          <text:p/>
        </draw:connector>
        <draw:frame draw:style-name="gr12" draw:text-style-name="P7" draw:layer="layout" svg:width="10.668cm" svg:height="0.962cm" svg:x="12.176cm" svg:y="19.288cm">
          <draw:text-box>
            <text:p>Heat Parameterization Network</text:p>
          </draw:text-box>
        </draw:frame>
        <draw:custom-shape draw:style-name="gr11" draw:text-style-name="P4" xml:id="id48" draw:id="id48" draw:layer="layout" svg:width="1.397cm" svg:height="0.254cm" svg:x="9.636cm" svg:y="20.304cm">
          <text:p text:style-name="P3"><text:span text:style-name="T2">Fully Con 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xml:id="id49" draw:id="id49" draw:layer="layout" svg:width="1.397cm" svg:height="0.254cm" svg:x="11.414cm" svg:y="20.304cm">
          <text:p text:style-name="P3"><text:span text:style-name="T2">U-Res 3x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draw:line-skew="-0.373cm 0.248cm" svg:x1="11.033cm" svg:y1="20.431cm" svg:x2="11.414cm" svg:y2="20.431cm" draw:start-shape="id48" draw:start-glue-point="1" draw:end-shape="id49" draw:end-glue-point="3" svg:d="M11033 20431h127 254" svg:viewBox="0 0 382 1">
          <text:p/>
        </draw:connector>
        <draw:custom-shape draw:style-name="gr11" draw:text-style-name="P4" draw:layer="layout" svg:width="1.397cm" svg:height="0.254cm" svg:x="7.604cm" svg:y="20.304cm">
          <text:p text:style-name="P3"><text:span text:style-name="T2">Params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9.001cm" svg:y1="20.431cm" svg:x2="9.636cm" svg:y2="20.431cm">
          <text:p/>
        </draw:line>
        <draw:custom-shape draw:style-name="gr11" draw:text-style-name="P4" draw:layer="layout" svg:width="1.397cm" svg:height="0.254cm" svg:x="13.192cm" svg:y="20.304cm">
          <text:p text:style-name="P3"><text:span text:style-name="T2">U-Res 3x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draw:line-skew="-0.373cm 0.248cm" svg:x1="12.811cm" svg:y1="20.431cm" svg:x2="13.192cm" svg:y2="20.431cm" svg:d="M12811 20431h127 254" svg:viewBox="0 0 382 1">
          <text:p/>
        </draw:connector>
        <draw:custom-shape draw:style-name="gr11" draw:text-style-name="P4" draw:layer="layout" svg:width="1.397cm" svg:height="0.254cm" svg:x="14.97cm" svg:y="20.304cm">
          <text:p text:style-name="P3"><text:span text:style-name="T2">U-Res 3x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draw:line-skew="-0.373cm 0.248cm" svg:x1="14.589cm" svg:y1="20.431cm" svg:x2="14.97cm" svg:y2="20.431cm" svg:d="M14589 20431h127 254" svg:viewBox="0 0 382 1">
          <text:p/>
        </draw:connector>
        <draw:custom-shape draw:style-name="gr11" draw:text-style-name="P4" draw:layer="layout" svg:width="1.397cm" svg:height="0.254cm" svg:x="16.748cm" svg:y="20.304cm">
          <text:p text:style-name="P3"><text:span text:style-name="T2">U-Res 3x3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397cm" svg:height="0.254cm" svg:x="18.526cm" svg:y="20.304cm">
          <text:p text:style-name="P3"><text:span text:style-name="T2">U-Res 3x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draw:line-skew="-0.373cm 0.248cm" svg:x1="18.145cm" svg:y1="20.431cm" svg:x2="18.526cm" svg:y2="20.431cm" svg:d="M18145 20431h127 254" svg:viewBox="0 0 382 1">
          <text:p/>
        </draw:connector>
        <draw:custom-shape draw:style-name="gr11" draw:text-style-name="P4" draw:layer="layout" svg:width="1.397cm" svg:height="0.254cm" svg:x="20.304cm" svg:y="20.304cm">
          <text:p text:style-name="P3"><text:span text:style-name="T2">U-Res 3x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draw:line-skew="-0.373cm 0.248cm" svg:x1="19.923cm" svg:y1="20.431cm" svg:x2="20.304cm" svg:y2="20.431cm" svg:d="M19923 20431h127 254" svg:viewBox="0 0 382 1">
          <text:p/>
        </draw:connector>
        <draw:connector draw:style-name="gr3" draw:text-style-name="P5" draw:layer="layout" draw:type="lines" draw:line-skew="-0.373cm 0.248cm" svg:x1="16.367cm" svg:y1="20.431cm" svg:x2="16.748cm" svg:y2="20.431cm" svg:d="M16367 20431h127 254" svg:viewBox="0 0 382 1">
          <text:p/>
        </draw:connector>
        <draw:custom-shape draw:style-name="gr11" draw:text-style-name="P4" draw:layer="layout" svg:width="1.397cm" svg:height="0.254cm" svg:x="22.082cm" svg:y="20.304cm">
          <text:p text:style-name="P3"><text:span text:style-name="T2">Conv 3x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s" draw:line-skew="-0.373cm 0.248cm" svg:x1="21.701cm" svg:y1="20.431cm" svg:x2="22.082cm" svg:y2="20.431cm" svg:d="M21701 20431h127 254" svg:viewBox="0 0 382 1">
          <text:p/>
        </draw:connector>
        <draw:connector draw:style-name="gr3" draw:text-style-name="P5" draw:layer="layout" draw:type="lines" draw:line-skew="-0.373cm 0.248cm" svg:x1="23.479cm" svg:y1="20.431cm" svg:x2="23.86cm" svg:y2="20.431cm" svg:d="M23479 20431h127 254" svg:viewBox="0 0 382 1">
          <text:p/>
        </draw:connector>
        <draw:custom-shape draw:style-name="gr11" draw:text-style-name="P4" draw:layer="measurelines" svg:width="1.397cm" svg:height="0.254cm" svg:x="23.86cm" svg:y="20.319cm">
          <text:p text:style-name="P3"><text:span text:style-name="T2">Boundary</text:span></text:p>
          <draw:enhanced-geometry svg:viewBox="0 0 21600 21600" draw:type="rectangle" draw:enhanced-path="M 0 0 L 21600 0 21600 21600 0 21600 0 0 Z N"/>
        </draw:custom-shape>
        <draw:frame draw:style-name="gr12" draw:text-style-name="P7" draw:layer="measurelines" svg:width="10.668cm" svg:height="0.962cm" svg:x="11.541cm" svg:y="14.501cm">
          <draw:text-box>
            <text:p>2D Flow Parameterization Network</text:p>
          </draw:text-box>
        </draw:frame>
        <draw:custom-shape draw:style-name="gr11" draw:text-style-name="P4" xml:id="id50" draw:id="id50" draw:layer="measurelines" svg:width="1.397cm" svg:height="0.254cm" svg:x="7.477cm" svg:y="15.575cm">
          <text:p text:style-name="P3"><text:span text:style-name="T2">FC 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xml:id="id51" draw:id="id51" draw:layer="measurelines" svg:width="1.397cm" svg:height="0.254cm" svg:x="9.255cm" svg:y="15.575cm">
          <text:p text:style-name="P3"><text:span text:style-name="T2">U-Res 3x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measurelines" draw:type="lines" draw:line-skew="-0.373cm 0.248cm" svg:x1="8.874cm" svg:y1="15.702cm" svg:x2="9.255cm" svg:y2="15.702cm" draw:start-shape="id50" draw:start-glue-point="1" draw:end-shape="id51" draw:end-glue-point="3" svg:d="M8874 15702h127 254" svg:viewBox="0 0 382 1">
          <text:p/>
        </draw:connector>
        <draw:custom-shape draw:style-name="gr11" draw:text-style-name="P4" draw:layer="measurelines" svg:width="1.397cm" svg:height="0.254cm" svg:x="5.445cm" svg:y="15.575cm">
          <text:p text:style-name="P3"><text:span text:style-name="T2">Params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measurelines" svg:x1="6.842cm" svg:y1="15.702cm" svg:x2="7.477cm" svg:y2="15.702cm">
          <text:p/>
        </draw:line>
        <draw:custom-shape draw:style-name="gr11" draw:text-style-name="P4" draw:layer="measurelines" svg:width="1.397cm" svg:height="0.254cm" svg:x="11.033cm" svg:y="15.575cm">
          <text:p text:style-name="P3"><text:span text:style-name="T2">U-Res 3x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measurelines" draw:type="lines" draw:line-skew="-0.373cm 0.248cm" svg:x1="10.652cm" svg:y1="15.702cm" svg:x2="11.033cm" svg:y2="15.702cm" svg:d="M10652 15702h127 254" svg:viewBox="0 0 382 1">
          <text:p/>
        </draw:connector>
        <draw:custom-shape draw:style-name="gr11" draw:text-style-name="P4" draw:layer="measurelines" svg:width="1.397cm" svg:height="0.254cm" svg:x="12.811cm" svg:y="15.575cm">
          <text:p text:style-name="P3"><text:span text:style-name="T2">U-Res 3x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measurelines" draw:type="lines" draw:line-skew="-0.373cm 0.248cm" svg:x1="12.43cm" svg:y1="15.702cm" svg:x2="12.811cm" svg:y2="15.702cm" svg:d="M12430 15702h127 254" svg:viewBox="0 0 382 1">
          <text:p/>
        </draw:connector>
        <draw:custom-shape draw:style-name="gr11" draw:text-style-name="P4" draw:layer="measurelines" svg:width="1.397cm" svg:height="0.254cm" svg:x="14.589cm" svg:y="15.575cm">
          <text:p text:style-name="P3"><text:span text:style-name="T2">U-Res 3x3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measurelines" svg:width="1.397cm" svg:height="0.254cm" svg:x="16.367cm" svg:y="15.575cm">
          <text:p text:style-name="P3"><text:span text:style-name="T2">U-Res 3x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measurelines" draw:type="lines" draw:line-skew="-0.373cm 0.248cm" svg:x1="15.986cm" svg:y1="15.702cm" svg:x2="16.367cm" svg:y2="15.702cm" svg:d="M15986 15702h127 254" svg:viewBox="0 0 382 1">
          <text:p/>
        </draw:connector>
        <draw:custom-shape draw:style-name="gr11" draw:text-style-name="P4" draw:layer="measurelines" svg:width="1.397cm" svg:height="0.254cm" svg:x="19.923cm" svg:y="15.59cm">
          <text:p text:style-name="P3"><text:span text:style-name="T2">U-Res 3x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measurelines" draw:type="lines" draw:line-skew="-0.373cm 0.248cm" svg:x1="17.764cm" svg:y1="15.702cm" svg:x2="18.145cm" svg:y2="15.702cm" svg:d="M17764 15702h127 254" svg:viewBox="0 0 382 1">
          <text:p/>
        </draw:connector>
        <draw:connector draw:style-name="gr3" draw:text-style-name="P5" draw:layer="measurelines" draw:type="lines" draw:line-skew="-0.373cm 0.248cm" svg:x1="14.208cm" svg:y1="15.702cm" svg:x2="14.589cm" svg:y2="15.702cm" svg:d="M14208 15702h127 254" svg:viewBox="0 0 382 1">
          <text:p/>
        </draw:connector>
        <draw:custom-shape draw:style-name="gr11" draw:text-style-name="P4" draw:layer="measurelines" svg:width="1.397cm" svg:height="0.254cm" svg:x="21.701cm" svg:y="15.59cm">
          <text:p text:style-name="P3"><text:span text:style-name="T2">Conv 3x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measurelines" draw:type="lines" draw:line-skew="-0.373cm 0.248cm" svg:x1="21.32cm" svg:y1="15.717cm" svg:x2="21.701cm" svg:y2="15.717cm" svg:d="M21320 15717h127 254" svg:viewBox="0 0 382 1">
          <text:p/>
        </draw:connector>
        <draw:connector draw:style-name="gr3" draw:text-style-name="P5" draw:layer="measurelines" draw:type="lines" draw:line-skew="-0.373cm 0.248cm" svg:x1="25.638cm" svg:y1="15.702cm" svg:x2="26.019cm" svg:y2="15.702cm" svg:d="M25638 15702h127 254" svg:viewBox="0 0 382 1">
          <text:p/>
        </draw:connector>
        <draw:custom-shape draw:style-name="gr11" draw:text-style-name="P4" draw:layer="measurelines" svg:width="1.397cm" svg:height="0.254cm" svg:x="26.019cm" svg:y="15.59cm">
          <text:p text:style-name="P3"><text:span text:style-name="T2">Boundary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measurelines" svg:width="1.397cm" svg:height="0.254cm" svg:x="18.145cm" svg:y="15.59cm">
          <text:p text:style-name="P3"><text:span text:style-name="T2">U-Res 3x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measurelines" draw:type="lines" draw:line-skew="-0.373cm 0.248cm" svg:x1="19.542cm" svg:y1="15.717cm" svg:x2="19.923cm" svg:y2="15.717cm" svg:d="M19542 15717h127 254" svg:viewBox="0 0 382 1">
          <text:p/>
        </draw:connector>
        <draw:custom-shape draw:style-name="gr13" draw:text-style-name="P4" draw:layer="measurelines" svg:width="2.159cm" svg:height="0.253cm" svg:x="23.479cm" svg:y="15.589cm">
          <text:p text:style-name="P3"><text:span text:style-name="T2">Pad 128x128</text:span></text:p>
          <draw:enhanced-geometry svg:viewBox="0 0 21600 21600" draw:mirror-vertical="false" draw:type="rectangle" draw:enhanced-path="M 0 0 L 21600 0 21600 21600 0 21600 0 0 Z N"/>
        </draw:custom-shape>
        <draw:connector draw:style-name="gr3" draw:text-style-name="P5" draw:layer="measurelines" draw:type="lines" draw:line-skew="-0.373cm 0.248cm" svg:x1="23.098cm" svg:y1="15.717cm" svg:x2="23.479cm" svg:y2="15.717cm" svg:d="M23098 15717h127 254" svg:viewBox="0 0 382 1">
          <text:p/>
        </draw:connector>
        <draw:custom-shape draw:style-name="gr14" draw:text-style-name="P4" draw:layer="measurelines" svg:width="4.318cm" svg:height="0.381cm" svg:x="22.463cm" svg:y="16.098cm">
          <text:p text:style-name="P3"><text:span text:style-name="T2">Pad zeros to get to 512x512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measurelines" svg:width="4.318cm" svg:height="0.381cm" svg:x="6.08cm" svg:y="16.098cm">
          <text:p text:style-name="P3"><text:span text:style-name="T2">Reshape FC layer to 2x2x512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measurelines" svg:width="4.318cm" svg:height="0.381cm" svg:x="7.985cm" svg:y="20.812cm">
          <text:p text:style-name="P3"><text:span text:style-name="T2">Resha</text:span><text:span text:style-name="T2">pe FC </text:span><text:span text:style-name="T2">layer </text:span><text:span text:style-name="T2">to </text:span><text:span text:style-name="T2">2x2x2</text:span><text:span text:style-name="T2">56</text:span></text:p>
          <draw:enhanced-geometry svg:viewBox="0 0 21600 21600" draw:type="rectangle" draw:enhanced-path="M 0 0 L 21600 0 21600 21600 0 21600 0 0 Z N"/>
        </draw:custom-shape>
        <draw:frame draw:style-name="gr12" draw:text-style-name="P7" draw:layer="measurelines" svg:width="10.668cm" svg:height="0.962cm" svg:x="11.541cm" svg:y="16.787cm">
          <draw:text-box>
            <text:p>3D Flow Parameterization Network</text:p>
          </draw:text-box>
        </draw:frame>
        <draw:custom-shape draw:style-name="gr11" draw:text-style-name="P4" xml:id="id52" draw:id="id52" draw:layer="measurelines" svg:width="1.397cm" svg:height="0.254cm" svg:x="8.62cm" svg:y="17.876cm">
          <text:p text:style-name="P3"><text:span text:style-name="T2">F</text:span><text:span text:style-name="T2">C</text:span><text:span text:style-name="T2"> 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xml:id="id53" draw:id="id53" draw:layer="measurelines" svg:width="1.651cm" svg:height="0.254cm" svg:x="10.398cm" svg:y="17.876cm">
          <text:p text:style-name="P3"><text:span text:style-name="T2">U-Res </text:span><text:span text:style-name="T2">3x3x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measurelines" draw:type="lines" draw:line-skew="-0.373cm 0.248cm" svg:x1="10.017cm" svg:y1="18.003cm" svg:x2="10.398cm" svg:y2="18.003cm" draw:start-shape="id52" draw:start-glue-point="1" draw:end-shape="id53" draw:end-glue-point="3" svg:d="M10017 18003h127 254" svg:viewBox="0 0 382 1">
          <text:p/>
        </draw:connector>
        <draw:custom-shape draw:style-name="gr11" draw:text-style-name="P4" draw:layer="measurelines" svg:width="1.397cm" svg:height="0.254cm" svg:x="6.588cm" svg:y="17.876cm">
          <text:p text:style-name="P3"><text:span text:style-name="T2">Params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measurelines" svg:x1="7.985cm" svg:y1="18.003cm" svg:x2="8.62cm" svg:y2="18.003cm">
          <text:p/>
        </draw:line>
        <draw:custom-shape draw:style-name="gr15" draw:text-style-name="P4" draw:layer="measurelines" svg:width="1.651cm" svg:height="0.254cm" svg:x="12.43cm" svg:y="17.891cm">
          <text:p text:style-name="P3"><text:span text:style-name="T2">U-Res 3x3x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measurelines" draw:type="lines" draw:line-skew="-0.373cm 0.248cm" svg:x1="12.049cm" svg:y1="18.018cm" svg:x2="12.43cm" svg:y2="18.018cm" svg:d="M12049 18018h127 254" svg:viewBox="0 0 382 1">
          <text:p/>
        </draw:connector>
        <draw:custom-shape draw:style-name="gr15" draw:text-style-name="P4" draw:layer="measurelines" svg:width="1.651cm" svg:height="0.254cm" draw:transform="skewX (0.00401425727958696) rotate (0.00575958653158129) translate (14.462cm 17.889cm)">
          <text:p text:style-name="P3"><text:span text:style-name="T2">U</text:span><text:span text:style-name="T2">-</text:span><text:span text:style-name="T2">R</text:span><text:span text:style-name="T2">e</text:span><text:span text:style-name="T2">s</text:span><text:span text:style-name="T2"> </text:span><text:span text:style-name="T2">3</text:span><text:span text:style-name="T2">x</text:span><text:span text:style-name="T2">3</text:span><text:span text:style-name="T2">x</text:span><text:span text:style-name="T2">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measurelines" draw:type="lines" svg:x1="14.081cm" svg:y1="18.018cm" svg:x2="14.462cm" svg:y2="18.016cm" svg:d="M14081 18018l381-2" svg:viewBox="0 0 382 3">
          <text:p/>
        </draw:connector>
        <draw:custom-shape draw:style-name="gr15" draw:text-style-name="P4" draw:layer="measurelines" svg:width="1.651cm" svg:height="0.254cm" svg:x="16.494cm" svg:y="17.891cm">
          <text:p text:style-name="P3"><text:span text:style-name="T2">U</text:span><text:span text:style-name="T2">-</text:span><text:span text:style-name="T2">R</text:span><text:span text:style-name="T2">e</text:span><text:span text:style-name="T2">s</text:span><text:span text:style-name="T2"> </text:span><text:span text:style-name="T2">3</text:span><text:span text:style-name="T2">x</text:span><text:span text:style-name="T2">3</text:span><text:span text:style-name="T2">x</text:span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measurelines" svg:width="1.651cm" svg:height="0.254cm" svg:x="18.526cm" svg:y="17.891cm">
          <text:p text:style-name="P3"><text:span text:style-name="T2">U-Res </text:span><text:span text:style-name="T2">3x3x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measurelines" draw:type="lines" draw:line-skew="-0.373cm 0.248cm" svg:x1="18.145cm" svg:y1="18.018cm" svg:x2="18.526cm" svg:y2="18.018cm" svg:d="M18145 18018h127 254" svg:viewBox="0 0 382 1">
          <text:p/>
        </draw:connector>
        <draw:connector draw:style-name="gr3" draw:text-style-name="P5" draw:layer="measurelines" draw:type="lines" draw:line-skew="-0.373cm 0.248cm" svg:x1="16.113cm" svg:y1="18.018cm" svg:x2="16.494cm" svg:y2="18.018cm" svg:d="M16113 18018h127 254" svg:viewBox="0 0 382 1">
          <text:p/>
        </draw:connector>
        <draw:custom-shape draw:style-name="gr15" draw:text-style-name="P4" draw:layer="measurelines" svg:width="1.651cm" svg:height="0.254cm" svg:x="20.558cm" svg:y="17.891cm">
          <text:p text:style-name="P3"><text:span text:style-name="T2">C</text:span><text:span text:style-name="T2">o</text:span><text:span text:style-name="T2">n</text:span><text:span text:style-name="T2">v</text:span><text:span text:style-name="T2"> </text:span><text:span text:style-name="T2">3</text:span><text:span text:style-name="T2">x</text:span><text:span text:style-name="T2">3</text:span><text:span text:style-name="T2">x</text:span><text:span text:style-name="T2">3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measurelines" draw:type="lines" draw:line-skew="-0.373cm 0.248cm" svg:x1="24.749cm" svg:y1="18.003cm" svg:x2="25.13cm" svg:y2="18.003cm" svg:d="M24749 18003h127 254" svg:viewBox="0 0 382 1">
          <text:p/>
        </draw:connector>
        <draw:custom-shape draw:style-name="gr11" draw:text-style-name="P4" draw:layer="measurelines" svg:width="1.397cm" svg:height="0.254cm" svg:x="25.13cm" svg:y="17.891cm">
          <text:p text:style-name="P3"><text:span text:style-name="T2">B</text:span><text:span text:style-name="T2">o</text:span><text:span text:style-name="T2">u</text:span><text:span text:style-name="T2">n</text:span><text:span text:style-name="T2">d</text:span><text:span text:style-name="T2">a</text:span><text:span text:style-name="T2">r</text:span><text:span text:style-name="T2">y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measurelines" svg:width="2.159cm" svg:height="0.253cm" svg:x="22.59cm" svg:y="17.89cm">
          <text:p text:style-name="P3"><text:span text:style-name="T2">Pad </text:span><text:span text:style-name="T2">24x24x</text:span><text:span text:style-name="T2">24</text:span></text:p>
          <draw:enhanced-geometry svg:viewBox="0 0 21600 21600" draw:mirror-vertical="false" draw:type="rectangle" draw:enhanced-path="M 0 0 L 21600 0 21600 21600 0 21600 0 0 Z N"/>
        </draw:custom-shape>
        <draw:connector draw:style-name="gr3" draw:text-style-name="P5" draw:layer="measurelines" draw:type="lines" draw:line-skew="-0.373cm 0.248cm" svg:x1="22.209cm" svg:y1="18.018cm" svg:x2="22.59cm" svg:y2="18.018cm" svg:d="M22209 18018h127 254" svg:viewBox="0 0 382 1">
          <text:p/>
        </draw:connector>
        <draw:custom-shape draw:style-name="gr14" draw:text-style-name="P4" draw:layer="measurelines" svg:width="4.318cm" svg:height="0.381cm" svg:x="22.082cm" svg:y="18.399cm">
          <text:p text:style-name="P3"><text:span text:style-name="T2">P</text:span><text:span text:style-name="T2">a</text:span><text:span text:style-name="T2">d</text:span><text:span text:style-name="T2"> </text:span><text:span text:style-name="T2">z</text:span><text:span text:style-name="T2">e</text:span><text:span text:style-name="T2">r</text:span><text:span text:style-name="T2">o</text:span><text:span text:style-name="T2">s</text:span><text:span text:style-name="T2"> </text:span><text:span text:style-name="T2">t</text:span><text:span text:style-name="T2">o</text:span><text:span text:style-name="T2"> </text:span><text:span text:style-name="T2">g</text:span><text:span text:style-name="T2">e</text:span><text:span text:style-name="T2">t </text:span><text:span text:style-name="T2">t</text:span><text:span text:style-name="T2">o</text:span><text:span text:style-name="T2"> </text:span><text:span text:style-name="T2">1</text:span><text:span text:style-name="T2">4</text:span><text:span text:style-name="T2">4</text:span><text:span text:style-name="T2">x</text:span><text:span text:style-name="T2">1</text:span><text:span text:style-name="T2">4</text:span><text:span text:style-name="T2">4</text:span><text:span text:style-name="T2">x</text:span><text:span text:style-name="T2">1</text:span><text:span text:style-name="T2">4</text:span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measurelines" svg:width="4.318cm" svg:height="0.381cm" svg:x="7.223cm" svg:y="18.399cm">
          <text:p text:style-name="P3"><text:span text:style-name="T2">Reshape </text:span><text:span text:style-name="T2">FC layer </text:span><text:span text:style-name="T2">to </text:span><text:span text:style-name="T2">3x3x3x12</text:span><text:span text:style-name="T2">8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measurelines" draw:type="lines" draw:line-skew="-0.373cm 0.248cm" svg:x1="20.177cm" svg:y1="18.018cm" svg:x2="20.558cm" svg:y2="18.018cm" svg:d="M20177 18018h127 254" svg:viewBox="0 0 382 1">
          <text:p/>
        </draw:connector>
        <draw:custom-shape draw:style-name="gr16" draw:text-style-name="P4" draw:layer="measurelines" svg:width="2.159cm" svg:height="0.381cm" svg:x="5.699cm" svg:y="12.02cm">
          <text:p text:style-name="P3"><text:span text:style-name="T2">Start filter size 4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measurelines" svg:width="2.159cm" svg:height="0.381cm" svg:x="4.683cm" svg:y="8.747cm">
          <text:p text:style-name="P3"><text:span text:style-name="T2">Start filter size 8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measurelines" svg:width="2.159cm" svg:height="0.381cm" svg:x="2.143cm" svg:y="4.019cm">
          <text:p text:style-name="P3"><text:span text:style-name="T2">Start filter size 8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measurelines" svg:width="2.54cm" svg:height="0.635cm" svg:x="8.62cm" svg:y="21.701cm">
          <text:p text:style-name="P10"><text:span text:style-name="T4">D-Res</text:span></text:p>
          <draw:enhanced-geometry svg:viewBox="0 0 21600 21600" draw:type="rectangle" draw:enhanced-path="M 0 0 L 21600 0 21600 21600 0 21600 0 0 Z N"/>
        </draw:custom-shape>
        <draw:line draw:style-name="gr18" draw:text-style-name="P5" draw:layer="measurelines" svg:x1="11.414cm" svg:y1="21.955cm" svg:x2="12.176cm" svg:y2="21.955cm">
          <text:p/>
        </draw:line>
        <draw:line draw:style-name="gr18" draw:text-style-name="P5" draw:layer="measurelines" svg:x1="11.414cm" svg:y1="22.082cm" svg:x2="12.176cm" svg:y2="22.082cm">
          <text:p/>
        </draw:line>
        <draw:frame draw:style-name="gr12" draw:text-style-name="P2" draw:layer="measurelines" svg:width="5.588cm" svg:height="0.889cm" svg:x="12.049cm" svg:y="21.574cm">
          <draw:text-box>
            <text:p text:style-name="P1"><text:span text:style-name="T1">R</text:span><text:span text:style-name="T1">e</text:span><text:span text:style-name="T1">s</text:span><text:span text:style-name="T1"> </text:span><text:span text:style-name="T1">b</text:span><text:span text:style-name="T1">l</text:span><text:span text:style-name="T1">o</text:span><text:span text:style-name="T1">c</text:span><text:span text:style-name="T1">k</text:span><text:span text:style-name="T1"> </text:span><text:span text:style-name="T1">f</text:span><text:span text:style-name="T1">o</text:span><text:span text:style-name="T1">ll</text:span><text:span text:style-name="T1">o</text:span><text:span text:style-name="T1">w</text:span><text:span text:style-name="T1">e</text:span><text:span text:style-name="T1">d</text:span><text:span text:style-name="T1"> </text:span><text:span text:style-name="T1">b</text:span><text:span text:style-name="T1">y</text:span><text:span text:style-name="T1"> </text:span><text:span text:style-name="T1">a</text:span><text:span text:style-name="T1"> </text:span><text:span text:style-name="T1">D</text:span><text:span text:style-name="T1">o</text:span><text:span text:style-name="T1">w</text:span><text:span text:style-name="T1">n</text:span><text:span text:style-name="T1">s</text:span><text:span text:style-name="T1">a</text:span><text:span text:style-name="T1">m</text:span><text:span text:style-name="T1">p</text:span><text:span text:style-name="T1">l</text:span><text:span text:style-name="T1">e</text:span><text:span text:style-name="T1"> </text:span><text:span text:style-name="T1">R</text:span><text:span text:style-name="T1">e</text:span><text:span text:style-name="T1">s</text:span><text:span text:style-name="T1"> </text:span><text:span text:style-name="T1">b</text:span><text:span text:style-name="T1">l</text:span><text:span text:style-name="T1">o</text:span><text:span text:style-name="T1">c</text:span><text:span text:style-name="T1">k</text:span><text:span text:style-name="T1"> </text:span><text:span text:style-name="T1">t</text:span><text:span text:style-name="T1">h</text:span><text:span text:style-name="T1">a</text:span><text:span text:style-name="T1">t </text:span><text:span text:style-name="T1">d</text:span><text:span text:style-name="T1">o</text:span><text:span text:style-name="T1">u</text:span><text:span text:style-name="T1">b</text:span><text:span text:style-name="T1">l</text:span><text:span text:style-name="T1">e</text:span><text:span text:style-name="T1">s</text:span><text:span text:style-name="T1"> </text:span><text:span text:style-name="T1">f</text:span><text:span text:style-name="T1">il</text:span><text:span text:style-name="T1">t</text:span><text:span text:style-name="T1">e</text:span><text:span text:style-name="T1">r </text:span><text:span text:style-name="T1">s</text:span><text:span text:style-name="T1">i</text:span><text:span text:style-name="T1">z</text:span><text:span text:style-name="T1">e</text:span><text:span text:style-name="T1"> </text:span></text:p>
          </draw:text-box>
        </draw:frame>
        <draw:custom-shape draw:style-name="gr17" draw:text-style-name="P11" draw:layer="measurelines" svg:width="2.54cm" svg:height="0.635cm" svg:x="18.272cm" svg:y="21.701cm">
          <text:p text:style-name="P10"><text:span text:style-name="T4">U</text:span><text:span text:style-name="T4">-</text:span><text:span text:style-name="T4">R</text:span><text:span text:style-name="T4">e</text:span><text:span text:style-name="T4">s</text:span></text:p>
          <draw:enhanced-geometry svg:viewBox="0 0 21600 21600" draw:type="rectangle" draw:enhanced-path="M 0 0 L 21600 0 21600 21600 0 21600 0 0 Z N"/>
        </draw:custom-shape>
        <draw:line draw:style-name="gr18" draw:text-style-name="P5" draw:layer="measurelines" svg:x1="20.939cm" svg:y1="21.955cm" svg:x2="21.701cm" svg:y2="21.955cm">
          <text:p/>
        </draw:line>
        <draw:line draw:style-name="gr18" draw:text-style-name="P5" draw:layer="measurelines" svg:x1="20.939cm" svg:y1="22.082cm" svg:x2="21.701cm" svg:y2="22.08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4.95cm" fo:page-height="23.7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1T16:38:37.057736302</meta:creation-date>
    <dc:date>2017-10-27T11:59:16.136570692</dc:date>
    <meta:editing-duration>PT26M58S</meta:editing-duration>
    <meta:editing-cycles>5</meta:editing-cycles>
    <meta:generator>LibreOffice/5.1.6.2$Linux_X86_64 LibreOffice_project/10m0$Build-2</meta:generator>
    <meta:document-statistic meta:object-count="205"/>
  </office:meta>
</office:document-meta>
</file>